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balinGraphStd-Demi" svg:font-family="LubalinGraphStd-Demi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fdba" officeooo:paragraph-rsid="000b6ec0" style:font-weight-asian="bold" style:font-weight-complex="bold"/>
    </style:style>
    <style:style style:name="P2" style:family="paragraph" style:parent-style-name="Standard">
      <style:text-properties fo:font-weight="bold" officeooo:rsid="000b6ec0" officeooo:paragraph-rsid="000b6ec0" style:font-weight-asian="bold" style:font-weight-complex="bold"/>
    </style:style>
    <style:style style:name="P3" style:family="paragraph" style:parent-style-name="Standard">
      <style:text-properties fo:font-weight="bold" officeooo:rsid="000c8992" officeooo:paragraph-rsid="000c8992" style:font-weight-asian="bold" style:font-weight-complex="bold"/>
    </style:style>
    <style:style style:name="P4" style:family="paragraph" style:parent-style-name="Standard">
      <style:text-properties fo:font-weight="bold" officeooo:rsid="000cb04d" officeooo:paragraph-rsid="000cb04d" style:font-weight-asian="bold" style:font-weight-complex="bold"/>
    </style:style>
    <style:style style:name="P5" style:family="paragraph" style:parent-style-name="Standard">
      <style:text-properties officeooo:rsid="001dfdba" officeooo:paragraph-rsid="000b6ec0"/>
    </style:style>
    <style:style style:name="P6" style:family="paragraph" style:parent-style-name="Standard">
      <style:text-properties fo:font-weight="normal" officeooo:rsid="000b6ec0" officeooo:paragraph-rsid="000b6ec0" style:font-weight-asian="normal" style:font-weight-complex="normal"/>
    </style:style>
    <style:style style:name="P7" style:family="paragraph" style:parent-style-name="Standard">
      <style:text-properties fo:font-weight="normal" officeooo:rsid="000cb04d" officeooo:paragraph-rsid="000cb04d" style:font-weight-asian="normal" style:font-weight-complex="normal"/>
    </style:style>
    <style:style style:name="P8" style:family="paragraph" style:parent-style-name="Standard">
      <style:text-properties officeooo:paragraph-rsid="000cb04d"/>
    </style:style>
    <style:style style:name="T1" style:family="text">
      <style:text-properties officeooo:rsid="000b6ec0"/>
    </style:style>
    <style:style style:name="T2" style:family="text">
      <style:text-properties fo:font-weight="bold" officeooo:rsid="000cb04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.6. Add two additional myths to the list presented in Section 2.4. Also state the reality that accompanies the myth.</text:p>
      <text:p text:style-name="P5"/>
      <text:p text:style-name="P1">R1 – Se o meu projeto está atrasado, basta incluir novos programadores e engenheiros que conseguirei cumprir o prazo inicialmente estipulado.</text:p>
      <text:p text:style-name="P1"/>
      <text:p text:style-name="P2">Agregar novas pessoas ao projeto demanda tempo para treinamento e adaptação à dinâmica da equipe, o que pode acabar por atrasar ainda mais a entrega final.</text:p>
      <text:p text:style-name="P1"/>
      <text:p text:style-name="P1">R2 – Se você não gosta de interagir com pessoas, considere uma carreira <text:span text:style-name="T1">em Engenharia de Software.</text:span></text:p>
      <text:p text:style-name="P1"/>
      <text:p text:style-name="P2">Para o desenvolvimento de software de qualidade é necessário uma constante interação com as partes interessadas no software. Ou seja, isolamento pode significar fazer a coisa errada.</text:p>
      <text:p text:style-name="P2"/>
      <text:p text:style-name="P6">4.6. Is it possible to combine process models? If so, provide an example.</text:p>
      <text:p text:style-name="P6"/>
      <text:p text:style-name="P3">R1 – Sim, é possível a conjunção de modelos de processo. Uma organização, com base no Team Process Model cria seu próprio modelo de processo, combinando característica do modelo cascata com o evolucionário para criar um processo mais adequado à realidade da equipe e do projeto.</text:p>
      <text:p text:style-name="P3"/>
      <text:p text:style-name="P3"><text:span text:style-name="T3">5.7. Why do requirements change so much? After all, don’t people know what they want?</text:span></text:p>
      <text:p text:style-name="P3"><text:span text:style-name="T3"/></text:p>
      <text:p text:style-name="P4">R1 - Os requerimentos mudam por que o mundo é dinâmico. As organizações, imersas um ambiente competitivo, precisam atender as necessidades de seus clientes. Novas soluções são exigidas para resolver problemas antigos de uma forma mais eficiente; novas funcionalidades são necessárias; um problema, antes sem solução digital, precisa ser transferido para um app.</text:p>
      <text:p text:style-name="P4"/>
      <text:p text:style-name="P4">Muitas vezes, as pessoas não sabem o que de fato necessitam. Daí quando lhes é apresentado um protótipo, mesmo que rudimentar, por exemplo, essas dúvidas (ou falta de ideia) podem começar a ser solucionadas e o cliente pode começar a pensar em uma característica mais adequada e concreta para seu problema. </text:p>
      <text:p text:style-name="P4"/>
      <text:p text:style-name="P7"/>
      <text:p text:style-name="P7">6.7. If you had to pick one attribute of an agile team that makes it different from a conventional software team, what would it be?</text:p>
      <text:p text:style-name="P7"/>
      <text:p text:style-name="P4">R – O atributo, para mim, mais importante é a preocupação de entregar ao cliente software de valor o mais rapidamente possível.</text:p>
      <text:p text:style-name="P4">Através dele, o foco do desenvolvimento deixe de ser a criação de extensiva documentação e o foco passa a ser o atendimento das necessidades do cliente. Como é sabido, não se deixa de documentar ou de se criar artefatos, mas são criados apenas aquelas efetivamente necessários.</text:p>
      <text:p text:style-name="P4"/>
      <text:p text:style-name="P4">Embora o foco do desenvolvedor seja o software, sua perspectiva é mais ampla. No sentido de fazer software de alta qualidade, mas que atenda os interesses do cliente.</text:p>
      <text:p text:style-name="P4"/>
      <text:p text:style-name="P7">7.10. Why are models important in software engineering work? Are they always necessary? Are there qualifiers to your answer about necessity?</text:p>
      <text:p text:style-name="P7"/>
      <text:p text:style-name="P8"><text:span text:style-name="T2">É importante porque a modelagem, atividade de desing e análise, tem o objetivo solidificar o entendimento do trabalho a ser feito, fornecendo guias técnicos para aqueles que </text:span><text:soft-page-break/><text:span text:style-name="T2">implementarão o software. Ou seja, vai fornecer o caminho inicial a ser trilhado para a confecção de software de qualidade e que atenda as necessidades do cliente. A depender da complexidade do produto a ser entregue, é uma atividade sempre necessária. </text:span><text:line-break/></text:p>
      <text:p text:style-name="P8">10.7. What is an analysis package and how might it be used?</text:p>
      <text:p text:style-name="P8"/>
      <text:p text:style-name="P4">É a categorização de elementos de software com características semelhantes. É usado para promover uma visão macro do sistema, facilitando o entendimento sobre as características gerais do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balinGraphStd-Demi" svg:font-family="LubalinGraphStd-Demi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1:06:48.665000000</meta:creation-date>
    <dc:date>2019-04-30T11:37:38.578000000</dc:date>
    <meta:editing-duration>PT30M48S</meta:editing-duration>
    <meta:editing-cycles>3</meta:editing-cycles>
    <meta:generator>LibreOffice/5.4.5.1$Windows_X86_64 LibreOffice_project/79c9829dd5d8054ec39a82dc51cd9eff340dbee8</meta:generator>
    <meta:document-statistic meta:table-count="0" meta:image-count="0" meta:object-count="0" meta:page-count="2" meta:paragraph-count="18" meta:word-count="535" meta:character-count="3321" meta:non-whitespace-character-count="2797"/>
  </office:meta>
</office:document-meta>
</file>